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fo:wrap-option="wrap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marker-end="Arrowheads_20_4" draw:marker-end-width="0.3cm" draw:fill="none" draw:textarea-vertical-align="botto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cm" svg:height="1cm" svg:x="5cm" svg:y="4.2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3.25cm" svg:y1="4.75cm" svg:x2="5cm" svg:y2="4.75cm">
          <text:p text:style-name="P3"><text:span text:style-name="T1">Start</text:span></text:p>
          <text:p text:style-name="P3"><text:span text:style-name="T2"/></text:p>
        </draw:line>
        <draw:connector draw:style-name="gr3" draw:text-style-name="P6" draw:layer="layout" draw:type="curve" svg:x1="5.146cm" svg:y1="4.396cm" svg:x2="5.854cm" svg:y2="4.396cm" draw:start-shape="id1" draw:start-glue-point="5" draw:end-shape="id1" draw:end-glue-point="11" svg:d="M5146 4396c0-970 708-970 708 0" svg:viewBox="0 0 709 728">
          <text:p text:style-name="P5"><text:span text:style-name="T1">Space,</text:span></text:p>
          <text:p text:style-name="P5"><text:span text:style-name="T1">\t, \n, \r</text:span></text:p>
          <text:p text:style-name="P5"><text:span text:style-name="T1"/></text:p>
        </draw:connector>
        <draw:custom-shape draw:style-name="gr1" draw:text-style-name="P2" draw:layer="layout" svg:width="1cm" svg:height="1cm" svg:x="8.75cm" svg:y="4.2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08:50:03.490683900</meta:creation-date>
    <dc:date>2023-10-05T09:53:59.318233444</dc:date>
    <meta:editing-duration>PT12M32S</meta:editing-duration>
    <meta:editing-cycles>3</meta:editing-cycles>
    <meta:generator>LibreOffice/7.3.7.2$Linux_X86_64 LibreOffice_project/30$Build-2</meta:generator>
    <meta:document-statistic meta:object-count="4"/>
  </office:meta>
</office:document-meta>
</file>